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B" style:family="table-column">
      <style:table-column-properties style:column-width="1.889cm" style:rel-column-width="7280*"/>
    </style:style>
    <style:style style:name="Tabla1.D" style:family="table-column">
      <style:table-column-properties style:column-width="1.889cm" style:rel-column-width="728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I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7ccd3" officeooo:paragraph-rsid="0017ccd3" style:font-size-asian="32pt" style:font-size-complex="32pt"/>
    </style:style>
    <style:style style:name="P6" style:family="paragraph" style:parent-style-name="_32_._20_Intro_20_Portada">
      <style:text-properties officeooo:rsid="0017ccd3" officeooo:paragraph-rsid="0017ccd3"/>
    </style:style>
    <style:style style:name="P7" style:family="paragraph" style:parent-style-name="_34_._20_Intro_20_parte">
      <style:text-properties officeooo:rsid="0017ccd3" officeooo:paragraph-rsid="0017ccd3"/>
    </style:style>
    <style:style style:name="P8" style:family="paragraph" style:parent-style-name="_35_._20_Actividad_20_propuesta" style:list-style-name="Numbering_20_123"/>
    <style:style style:name="P9" style:family="paragraph" style:parent-style-name="_35_._20_Actividad_20_propuesta" style:list-style-name="Numbering_20_123">
      <style:text-properties officeooo:paragraph-rsid="00164d29"/>
    </style:style>
    <style:style style:name="P10" style:family="paragraph" style:parent-style-name="_35_._20_Actividad_20_propuesta" style:list-style-name="Numbering_20_123">
      <style:text-properties officeooo:rsid="00164d29" officeooo:paragraph-rsid="00164d29"/>
    </style:style>
    <style:style style:name="P11" style:family="paragraph" style:parent-style-name="_36_._20_Respuesta_20_nivel_20_1">
      <style:text-properties officeooo:paragraph-rsid="0017ccd3"/>
    </style:style>
    <style:style style:name="P12" style:family="paragraph" style:parent-style-name="_37_._20_Subactividad" style:list-style-name="Numbering_20_abc">
      <style:text-properties officeooo:rsid="00164d29" officeooo:paragraph-rsid="00164d29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20pt" officeooo:rsid="0017ccd3" officeooo:paragraph-rsid="0017ccd3" style:font-size-asian="20pt" style:font-size-complex="20pt"/>
    </style:style>
    <style:style style:name="P14" style:family="paragraph" style:parent-style-name="Standard" style:list-style-name="L1">
      <style:text-properties style:font-name="Candara" officeooo:rsid="00164d29" officeooo:paragraph-rsid="00164d29"/>
    </style:style>
    <style:style style:name="P15" style:family="paragraph" style:parent-style-name="Standard">
      <style:text-properties officeooo:paragraph-rsid="0017ccd3"/>
    </style:style>
    <style:style style:name="P16" style:family="paragraph" style:parent-style-name="Table_20_Contents">
      <style:paragraph-properties fo:text-align="end" style:justify-single-word="false"/>
      <style:text-properties officeooo:rsid="0010f4be" officeooo:paragraph-rsid="0017ccd3"/>
    </style:style>
    <style:style style:name="P17" style:family="paragraph" style:parent-style-name="Table_20_Contents">
      <style:paragraph-properties fo:text-align="center" style:justify-single-word="false"/>
      <style:text-properties officeooo:rsid="0010f4be" officeooo:paragraph-rsid="0017ccd3"/>
    </style:style>
    <style:style style:name="P18" style:family="paragraph" style:parent-style-name="Table_20_Contents">
      <style:text-properties officeooo:rsid="0010f4be" officeooo:paragraph-rsid="0017ccd3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nidad 1</text:p>
      <text:p text:style-name="P4"><text:span text:style-name="T3"/></text:p>
      <text:p text:style-name="P6">Ejercicios de clase de la unidad 1</text:p>
      <text:h text:style-name="P13" text:outline-level="1">Conversión entre sistemas</text:h>
      <text:p text:style-name="P7">Conversión de texto a binario:</text:p>
      <text:h text:style-name="P11" text:outline-level="1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 table:number-columns-repeated="6"/>
        <table:table-row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6">64</text:p>
          </table:table-cell>
          <table:table-cell table:style-name="Tabla1.A1" office:value-type="string">
            <text:p text:style-name="P16">32</text:p>
          </table:table-cell>
          <table:table-cell table:style-name="Tabla1.A1" office:value-type="string">
            <text:p text:style-name="P16">16</text:p>
          </table:table-cell>
          <table:table-cell table:style-name="Tabla1.A1" office:value-type="string">
            <text:p text:style-name="P16">8</text:p>
          </table:table-cell>
          <table:table-cell table:style-name="Tabla1.A1" office:value-type="string">
            <text:p text:style-name="P16">4</text:p>
          </table:table-cell>
          <table:table-cell table:style-name="Tabla1.A1" office:value-type="string">
            <text:p text:style-name="P16">2</text:p>
          </table:table-cell>
          <table:table-cell table:style-name="Tabla1.I1" office:value-type="string">
            <text:p text:style-name="P16">1</text:p>
          </table:table-cell>
        </table:table-row>
        <table:table-row>
          <table:table-cell table:style-name="Tabla1.A2" table:number-columns-spanned="9" office:value-type="string">
            <text:p text:style-name="P16">----------------------------------------------------------------------------------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8">R</text:p>
          </table:table-cell>
          <table:table-cell table:style-name="Tabla1.A3" office:value-type="string">
            <text:p text:style-name="P17">82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2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8">O</text:p>
          </table:table-cell>
          <table:table-cell table:style-name="Tabla1.A3" office:value-type="string">
            <text:p text:style-name="P17">79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2" office:value-type="string">
            <text:p text:style-name="P16">1</text:p>
          </table:table-cell>
        </table:table-row>
        <table:table-row>
          <table:table-cell table:style-name="Tabla1.A3" office:value-type="string">
            <text:p text:style-name="P18">B</text:p>
          </table:table-cell>
          <table:table-cell table:style-name="Tabla1.A3" office:value-type="string">
            <text:p text:style-name="P17">66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2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8">E</text:p>
          </table:table-cell>
          <table:table-cell table:style-name="Tabla1.A3" office:value-type="string">
            <text:p text:style-name="P17">69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2" office:value-type="string">
            <text:p text:style-name="P16">1</text:p>
          </table:table-cell>
        </table:table-row>
        <table:table-row>
          <table:table-cell table:style-name="Tabla1.A3" office:value-type="string">
            <text:p text:style-name="P18">R</text:p>
          </table:table-cell>
          <table:table-cell table:style-name="Tabla1.A3" office:value-type="string">
            <text:p text:style-name="P17">82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2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8">T</text:p>
          </table:table-cell>
          <table:table-cell table:style-name="Tabla1.A3" office:value-type="string">
            <text:p text:style-name="P17">84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2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8">O</text:p>
          </table:table-cell>
          <table:table-cell table:style-name="Tabla1.A3" office:value-type="string">
            <text:p text:style-name="P17">79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2" office:value-type="string">
            <text:p text:style-name="P16">1</text:p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09-21T20:49:28.458000174">21 de septiembre de 2023</text:date></text:p>
      </style:header>
      <style:footer>
        <text:p text:style-name="MP2"><text:tab/><text:tab/><text:bookmark-start text:name="PageNumWizard_FOOTER_Estilo de página predeterminado1"/><text:page-number text:select-page="current">3</text:page-number> 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20:45:39.911000000</meta:creation-date>
    <meta:editing-duration>PT3M49S</meta:editing-duration>
    <meta:editing-cycles>2</meta:editing-cycles>
    <meta:generator>LibreOffice/7.6.1.2$Windows_X86_64 LibreOffice_project/f5defcebd022c5bc36bbb79be232cb6926d8f674</meta:generator>
    <dc:date>2023-09-21T20:49:28.388000000</dc:date>
    <meta:document-statistic meta:table-count="1" meta:image-count="0" meta:object-count="0" meta:page-count="3" meta:paragraph-count="77" meta:word-count="102" meta:character-count="413" meta:non-whitespace-character-count="339"/>
  </office:meta>
</office:document-meta>
</file>